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SetEvent.CorrelationS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Event.setCorrelationSetName( String correlationS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Event.CorrelationSetEvent( String cs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lationSetEvent.getCorrelationS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